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7.69055555555556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_23-2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3-24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30267857142857141" table:style-name="ce2">
            <text:p>30.27%</text:p>
          </table:table-cell>
          <table:table-cell office:value-type="percentage" office:value="0.55555555555555558" table:style-name="ce2">
            <text:p>55.5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2" table:style-name="ce2"/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7-14T07:49:54Z</meta:creation-date>
    <dc:date>2023-07-14T07:51:25Z</dc:date>
    <meta:user-defined meta:name="_MarkAsFinal" meta:value-type="boolean">true</meta:user-defined>
  </office:meta>
</office:document-meta>
</file>